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beration Serif" fo:font-size="17pt" style:text-underline-style="none" fo:font-weight="bold" officeooo:rsid="24214ae9" officeooo:paragraph-rsid="2577332e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7733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663199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657ead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63bd5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63185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635016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637004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5e22315" officeooo:paragraph-rsid="25e2231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5e22315" officeooo:paragraph-rsid="25ee7f4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5e22315" officeooo:paragraph-rsid="2624fd5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5e2ccc6" officeooo:paragraph-rsid="25e2ccc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5e2ccc6" officeooo:paragraph-rsid="25f686c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5e2ccc6" officeooo:paragraph-rsid="25f6915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5e2ccc6" officeooo:paragraph-rsid="2602ba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5e679d4" officeooo:paragraph-rsid="25e679d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5e6fd9a" officeooo:paragraph-rsid="25e6fd9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5e79c79" officeooo:paragraph-rsid="25e79c7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5e8e5e2" officeooo:paragraph-rsid="25e8e5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style:text-underline-style="none" fo:font-weight="bold" officeooo:rsid="254b39c8" officeooo:paragraph-rsid="25e2231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style:text-underline-style="none" fo:font-weight="bold" officeooo:rsid="25e243ee" officeooo:paragraph-rsid="25e2231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style:text-underline-style="none" fo:font-weight="bold" officeooo:rsid="25e243ee" officeooo:paragraph-rsid="25ee7f4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style:text-underline-style="none" fo:font-weight="bold" officeooo:rsid="25e3c5dd" officeooo:paragraph-rsid="25e2231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style:text-underline-style="none" fo:font-weight="bold" officeooo:rsid="25e3c5dd" officeooo:paragraph-rsid="25fb55a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style:text-underline-style="none" fo:font-weight="bold" officeooo:rsid="25e3c5dd" officeooo:paragraph-rsid="2607a64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style:text-underline-style="none" fo:font-weight="bold" officeooo:rsid="25e3c5dd" officeooo:paragraph-rsid="260aa7d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style:text-underline-style="none" fo:font-weight="bold" officeooo:rsid="25e3c5dd" officeooo:paragraph-rsid="260bbb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style:text-underline-style="none" fo:font-weight="bold" officeooo:rsid="25e3c5dd" officeooo:paragraph-rsid="260feb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style:text-underline-style="none" fo:font-weight="bold" officeooo:rsid="25e6fd9a" officeooo:paragraph-rsid="25e6fd9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style:text-underline-style="none" fo:font-weight="bold" officeooo:rsid="25e72eee" officeooo:paragraph-rsid="25e72ee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style:text-underline-style="none" fo:font-weight="bold" officeooo:rsid="25e79c79" officeooo:paragraph-rsid="26137cc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style:text-underline-style="none" fo:font-weight="bold" officeooo:rsid="25e79c79" officeooo:paragraph-rsid="26149b2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style:text-underline-style="none" fo:font-weight="bold" officeooo:rsid="25e8e5e2" officeooo:paragraph-rsid="2616038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style:text-underline-style="none" fo:font-weight="bold" officeooo:rsid="25e8e5e2" officeooo:paragraph-rsid="25e8e5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40ae8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52f8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6d97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6c6f5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6a95f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6e6cf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75d59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7b94a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7c081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style:text-underline-style="none" fo:font-weight="bold" officeooo:rsid="1c066305" officeooo:paragraph-rsid="266ea9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5" style:family="paragraph" style:parent-style-name="Standard" style:list-style-name="L1">
      <style:text-properties fo:color="#333333" officeooo:rsid="25e79c79" officeooo:paragraph-rsid="25e79c79"/>
    </style:style>
    <style:style style:name="P46" style:family="paragraph" style:parent-style-name="Standard" style:list-style-name="L1">
      <style:text-properties fo:color="#1c1c1c" style:font-name="標楷體" fo:font-size="17pt" style:text-underline-style="none" fo:font-weight="bold" officeooo:rsid="1c066305" officeooo:paragraph-rsid="2647b52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7" style:family="paragraph" style:parent-style-name="Standard" style:list-style-name="L1">
      <style:text-properties fo:color="#1c1c1c" style:font-name="標楷體" fo:font-size="17pt" style:text-underline-style="none" fo:font-weight="bold" officeooo:rsid="1c066305" officeooo:paragraph-rsid="266ea9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style:font-name="標楷體"/>
    </style:style>
    <style:style style:name="T3" style:family="text">
      <style:text-properties style:font-name="標楷體" officeooo:rsid="25e243ee"/>
    </style:style>
    <style:style style:name="T4" style:family="text">
      <style:text-properties style:font-name="標楷體" officeooo:rsid="25e2ccc6"/>
    </style:style>
    <style:style style:name="T5" style:family="text">
      <style:text-properties style:font-name="標楷體" officeooo:rsid="25e3c5dd"/>
    </style:style>
    <style:style style:name="T6" style:family="text">
      <style:text-properties style:font-name="標楷體" officeooo:rsid="25e64f1d"/>
    </style:style>
    <style:style style:name="T7" style:family="text">
      <style:text-properties style:font-name="標楷體" fo:font-size="17pt" style:text-underline-style="none" fo:font-weight="bol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8" style:family="text">
      <style:text-properties style:font-name="標楷體" fo:font-size="17pt" style:text-underline-style="none" fo:font-weight="bold" officeooo:rsid="25e72ee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" style:family="text">
      <style:text-properties style:font-name="標楷體" officeooo:rsid="260aa602"/>
    </style:style>
    <style:style style:name="T10" style:family="text">
      <style:text-properties style:font-name="標楷體" officeooo:rsid="2657ead3"/>
    </style:style>
    <style:style style:name="T11" style:family="text">
      <style:text-properties style:font-name="標楷體" officeooo:rsid="2663199b"/>
    </style:style>
    <style:style style:name="T12" style:family="text">
      <style:text-properties officeooo:rsid="254b39c8"/>
    </style:style>
    <style:style style:name="T13" style:family="text">
      <style:text-properties style:text-underline-style="solid" style:text-underline-width="auto" style:text-underline-color="font-color" officeooo:rsid="0a7edee9"/>
    </style:style>
    <style:style style:name="T14" style:family="text">
      <style:text-properties style:text-underline-style="solid" style:text-underline-width="auto" style:text-underline-color="font-color" officeooo:rsid="1fbb06c6"/>
    </style:style>
    <style:style style:name="T15" style:family="text">
      <style:text-properties style:text-underline-style="solid" style:text-underline-width="auto" style:text-underline-color="font-color" officeooo:rsid="266e6cf3"/>
    </style:style>
    <style:style style:name="T16" style:family="text">
      <style:text-properties officeooo:rsid="0a7edee9"/>
    </style:style>
    <style:style style:name="T17" style:family="text">
      <style:text-properties fo:color="#010101"/>
    </style:style>
    <style:style style:name="T18" style:family="text">
      <style:text-properties officeooo:rsid="2657ead3"/>
    </style:style>
    <style:style style:name="T19" style:family="text">
      <style:text-properties officeooo:rsid="2663199b"/>
    </style:style>
    <style:style style:name="T20" style:family="text">
      <style:text-properties officeooo:rsid="266e6cf3"/>
    </style:style>
    <style:style style:name="T21" style:family="text">
      <style:text-properties style:font-name="Arial" officeooo:rsid="2657ead3" style:font-name-asian="Arial"/>
    </style:style>
    <style:style style:name="T22" style:family="text">
      <style:text-properties style:font-name="Arial" officeooo:rsid="266e6cf3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10013653" text:style-name="L1">
        <text:list-item>
          <text:p text:style-name="P2"><text:bookmark-start text:name="地水風火"/>地水風火<text:bookmark-end text:name="地水風火"/></text:p>
          <text:list>
            <text:list-item>
              <text:p text:style-name="P3">地 <text:span text:style-name="T21">↔</text:span> 固體、<text:span text:style-name="T2">&lt;?</text:span><text:span text:style-name="T11">2&gt;</text:span><text:span text:style-name="T19">個體</text:span>。</text:p>
            </text:list-item>
            <text:list-item>
              <text:p text:style-name="P3">水 <text:span text:style-name="T21">↔</text:span> 液體、<text:span text:style-name="T2">&lt;?</text:span><text:span text:style-name="T11">2&gt;</text:span><text:span text:style-name="T19">個體</text:span>。</text:p>
            </text:list-item>
            <text:list-item>
              <text:p text:style-name="P3">風 <text:span text:style-name="T21">↔</text:span> 氣體、<text:span text:style-name="T2">&lt;?</text:span><text:span text:style-name="T11">2&gt;</text:span><text:span text:style-name="T19">個體</text:span>。</text:p>
            </text:list-item>
            <text:list-item>
              <text:p text:style-name="P4">火 <text:span text:style-name="T21">↔</text:span> 能量、<text:span text:style-name="T2">&lt;?</text:span><text:span text:style-name="T11">1&gt;</text:span><text:span text:style-name="T19">個體</text:span>。</text:p>
            </text:list-item>
            <text:list-item>
              <text:p text:style-name="P4">以太 <text:span text:style-name="T21">↔</text:span><text:span text:style-name="T18"> 空間、</text:span><text:span text:style-name="T10">&lt;?3&gt;</text:span><text:span text:style-name="T18">個體。</text:span></text:p>
            </text:list-item>
          </text:list>
        </text:list-item>
        <text:list-item>
          <text:p text:style-name="P2"><text:bookmark-start text:name="翠玉錄石板"/>翠玉錄石板<text:bookmark-end text:name="翠玉錄石板"/></text:p>
          <text:list>
            <text:list-item>
              <text:p text:style-name="P5">該物質 是 水。<text:span text:style-name="T1">、（能夠 自然而然 出現 氣態、液態、固態 的 任何）物質（任何星球）</text:span></text:p>
              <text:list>
                <text:list-item>
                  <text:p text:style-name="P6">該物質 的 氣態、液態、固態，能夠 自然而然、理所當然、同時 存在於 地球。<text:span text:style-name="T1">（該星球）</text:span></text:p>
                </text:list-item>
                <text:list-item>
                  <text:p text:style-name="P7">太陽。<text:span text:style-name="T1">（該星球 附近的 恆星）</text:span></text:p>
                </text:list-item>
                <text:list-item>
                  <text:p text:style-name="P8">該物質、太陽 形成 穩定、穩態、安定 的 <text:span text:style-name="T3">氣候循環系統。</text:span></text:p>
                </text:list-item>
              </text:list>
            </text:list-item>
            <text:list-item>
              <text:p text:style-name="P2">註解。</text:p>
              <text:list>
                <text:list-item>
                  <text:p text:style-name="P9"><text:span text:style-name="T2">This </text:span><text:span text:style-name="T3">true without error, certain &amp; most true.</text:span></text:p>
                  <text:list>
                    <text:list-item>
                      <text:p text:style-name="P20">這是真理。</text:p>
                    </text:list-item>
                  </text:list>
                </text:list-item>
                <text:list-item>
                  <text:p text:style-name="P21">That which is below is like that which is above &amp; that which is above is like that which is below to do the miracles of one only thing.</text:p>
                  <text:list>
                    <text:list-item>
                      <text:p text:style-name="P10"><text:span text:style-name="T3">該物質 其上 如 其下</text:span>（氣態水 是 水，如同 液態水 是水<text:span text:style-name="T3">）。</text:span></text:p>
                    </text:list-item>
                    <text:list-item>
                      <text:p text:style-name="P11"><text:span text:style-name="T3">該物質 其下 如 其上</text:span>（液態水 是 水，如同 氣態水 是水<text:span text:style-name="T3">）。</text:span></text:p>
                    </text:list-item>
                    <text:list-item>
                      <text:p text:style-name="P22">該物質 是（在地球）唯一 一個 能夠形成（氣候）循環系統 的 物質。</text:p>
                    </text:list-item>
                  </text:list>
                </text:list-item>
                <text:list-item>
                  <text:p text:style-name="P9"><text:span text:style-name="T4">And as all things have been &amp; arose from one by the mediation of one: so all things have their birth from this one thing by adaptation</text:span><text:span text:style-name="T5">.</text:span></text:p>
                  <text:list>
                    <text:list-item>
                      <text:p text:style-name="P23">該物質 創造、誕生（地球上的）萬物。</text:p>
                    </text:list-item>
                    <text:list-item>
                      <text:p text:style-name="P23">該物質 是（地球上的）萬物的 生命之源。</text:p>
                    </text:list-item>
                  </text:list>
                </text:list-item>
                <text:list-item>
                  <text:p text:style-name="P12"><text:span text:style-name="T5">The Sun is it's father, the moon it'</text:span><text:span text:style-name="T2">s </text:span><text:span text:style-name="T6">mother, the wind hath carried it in it's belly, the earth it's nurse.</text:span></text:p>
                  <text:list>
                    <text:list-item>
                      <text:p text:style-name="P13"><text:span text:style-name="T6">太陽、月亮 蒸發 </text:span><text:span text:style-name="T3">該物質（液態 變成 氣態）。</text:span></text:p>
                    </text:list-item>
                    <text:list-item>
                      <text:p text:style-name="P14"><text:span text:style-name="T3">風 攜帶 </text:span><text:span text:style-name="T5">該物質</text:span><text:span text:style-name="T3">（氣態</text:span><text:span text:style-name="T12">、</text:span><text:span text:style-name="T3">雲）。</text:span></text:p>
                    </text:list-item>
                    <text:list-item>
                      <text:p text:style-name="P14"><text:span text:style-name="T3">土壤 照顧 </text:span><text:span text:style-name="T5">該物質（河川、湖泊、海洋）。</text:span></text:p>
                    </text:list-item>
                  </text:list>
                </text:list-item>
                <text:list-item>
                  <text:p text:style-name="P16"><text:span text:style-name="T6">T</text:span><text:span text:style-name="T2">he father of all perfection in the whole world is here. It's force or power is entire if it be converted into earth.</text:span></text:p>
                  <text:list>
                    <text:list-item>
                      <text:p text:style-name="P24">只要（下雨）該物質進入土壤，太陽 就是 最完美、最豔麗、最炙熱 照射 整個地球。</text:p>
                    </text:list-item>
                  </text:list>
                </text:list-item>
                <text:list-item>
                  <text:p text:style-name="P29">Separate thou the earth from the fire, the subtle from the gross sweetly with great industry.</text:p>
                  <text:list>
                    <text:list-item>
                      <text:p text:style-name="P15"><text:span text:style-name="T5">火 讓 該物質、土壤 分離（</text:span><text:span text:style-name="T6">蒸發、</text:span><text:span text:style-name="T3">變成氣態</text:span><text:span text:style-name="T5">）。</text:span></text:p>
                    </text:list-item>
                    <text:list-item>
                      <text:p text:style-name="P25">該物質 能夠分離 雜質、精品（明顯例子，在 河川 掏金）。</text:p>
                    </text:list-item>
                  </text:list>
                </text:list-item>
                <text:list-item>
                  <text:p text:style-name="P17"><text:span text:style-name="T2">It ascends from the earth </text:span><text:span text:style-name="T9">to the heaven </text:span><text:span text:style-name="T2">&amp; </text:span><text:span text:style-name="T9">again it descends to the earth &amp;</text:span><text:span text:style-name="T2"> receives the force of things superior &amp; inferior.</text:span></text:p>
                  <text:list>
                    <text:list-item>
                      <text:p text:style-name="P26">該物質 能夠 從 土壤 飛到 天上（蒸發、變成氣態）。</text:p>
                    </text:list-item>
                    <text:list-item>
                      <text:p text:style-name="P26">該物質 能夠 從 天上 落到 土壤（下雨、變成液態）。</text:p>
                    </text:list-item>
                    <text:list-item>
                      <text:p text:style-name="P27">接收和釋放 所有力量（烏雲、惡劣天氣、氣候循環系統）。</text:p>
                    </text:list-item>
                  </text:list>
                </text:list-item>
                <text:list-item>
                  <text:p text:style-name="P30">By this means you shall have the glory of the whole world &amp; thereby all obscurity shall fly from you.</text:p>
                  <text:list>
                    <text:list-item>
                      <text:p text:style-name="P30">這代表你將會能夠感受到陽光，並且 烏雲、惡劣天氣 將會遠離。</text:p>
                    </text:list-item>
                  </text:list>
                </text:list-item>
                <text:list-item>
                  <text:p text:style-name="P30">It's force is above all force. For it vanquishes every subtle thing &amp; penetrates every solid thing.</text:p>
                  <text:list>
                    <text:list-item>
                      <text:p text:style-name="P28">該物質的力量 超越 一切的力量（上善若水）。</text:p>
                    </text:list-item>
                    <text:list-item>
                      <text:p text:style-name="P28">它超越每一個精品（人類個體 離不開 水）。</text:p>
                    </text:list-item>
                    <text:list-item>
                      <text:p text:style-name="P28">滲透 美一個 堅固之物（滴水穿石）。</text:p>
                    </text:list-item>
                  </text:list>
                </text:list-item>
                <text:list-item>
                  <text:p text:style-name="P45"><text:span text:style-name="T8">S</text:span><text:span text:style-name="T7">o was the world created.</text:span></text:p>
                  <text:list>
                    <text:list-item>
                      <text:p text:style-name="P31">世界（地球上的萬物）就是 這樣 被（液態、氣態、氣候循環系統）創造。</text:p>
                    </text:list-item>
                  </text:list>
                </text:list-item>
                <text:list-item>
                  <text:p text:style-name="P18"><text:span text:style-name="T2">From this are &amp; do come admirable adaptations where of the means(or process)is here in this</text:span>.</text:p>
                  <text:list>
                    <text:list-item>
                      <text:p text:style-name="P32">該物質 實作 氣候循環系統（這個 框架、介面）。</text:p>
                    </text:list-item>
                  </text:list>
                </text:list-item>
                <text:list-item>
                  <text:p text:style-name="P19"><text:span text:style-name="T2">Hence I am called Hermes Trismegist, having the three parts of the philosophy of the whole world</text:span>.</text:p>
                  <text:list>
                    <text:list-item>
                      <text:p text:style-name="P33">該物質 在 地球 是 三位一體（氣態、液態、固態）。</text:p>
                    </text:list-item>
                  </text:list>
                </text:list-item>
                <text:list-item>
                  <text:p text:style-name="P19"><text:span text:style-name="T2">That which I have said of the operation of the Sun is accomplished &amp; ended</text:span>.</text:p>
                  <text:list>
                    <text:list-item>
                      <text:p text:style-name="P34">太陽 實作 蒸發現象，讓 該物質 能夠（在 地球）完成 氣候循環系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煉金術"/>煉金術<text:bookmark-end text:name="煉金術"/></text:p>
          <text:list>
            <text:list-item>
              <text:p text:style-name="P46">（前情提要 在 <text:span text:style-name="T13">能量、儲量 (第</text:span><text:span text:style-name="T14">1</text:span><text:span text:style-name="T13">本)</text:span><text:span text:style-name="T16"> 文件的 </text:span><text:span text:style-name="T13">電磁波</text:span>）</text:p>
            </text:list-item>
            <text:list-item>
              <text:p text:style-name="P35">水銀（的 質子 的）自然頻率 震盪。<text:span text:style-name="T17">（煉金術師 使用 水銀，不是 巧合）</text:span></text:p>
              <text:list>
                <text:list-item>
                  <text:p text:style-name="P35">讓 水銀 自然而然、理所當然 震出 質子，變成 黃金。</text:p>
                </text:list-item>
              </text:list>
            </text:list-item>
            <text:list-item>
              <text:p text:style-name="P36">質子（維持、常態、穩態 在 黃金 的）自然頻率 震盪。<text:span text:style-name="T17">（明顯例子，使用 第一層級法則）</text:span></text:p>
              <text:list>
                <text:list-item>
                  <text:p text:style-name="P36">讓 質子 自然而然、理所當然 震入 黃金，變成 水銀。</text:p>
                </text:list-item>
              </text:list>
            </text:list-item>
            <text:list-item>
              <text:p text:style-name="P37">（圍繞 核心 的）質子、電子 的 數量、位置、宗量 是 現象。</text:p>
              <text:list>
                <text:list-item>
                  <text:p text:style-name="P38">核心的 交互作用 造成、產生（圍繞 核心 的）質子、電子 數量、位置、宗量 的現象。</text:p>
                  <text:list>
                    <text:list-item>
                      <text:p text:style-name="P39">核心的內在物質、核心的內部機制、外在環境 造成、產生，核心的 交互作用。</text:p>
                    </text:list-item>
                  </text:list>
                </text:list-item>
                <text:list-item>
                  <text:p text:style-name="P40">明顯例子，改變 核心的 內在物質、內部機制 <text:span text:style-name="T22">↔</text:span><text:span text:style-name="T20"> 質變。</text:span></text:p>
                  <text:list>
                    <text:list-item>
                      <text:p text:style-name="P41">質變 是（量變、質變 的）質變。</text:p>
                    </text:list-item>
                    <text:list-item>
                      <text:p text:style-name="P41">明顯例子，水銀（的 質子 的）自然頻率 震盪。</text:p>
                      <text:list>
                        <text:list-item>
                          <text:p text:style-name="P42">讓 水銀 自然而然、理所當然 改變 核心的 內在物質。</text:p>
                          <text:list>
                            <text:list-item>
                              <text:p text:style-name="P43">明顯例子，改變 核心的 內在物質的 運作、狀態、宗量、存在、變化。</text:p>
                            </text:list-item>
                          </text:list>
                        </text:list-item>
                        <text:list-item>
                          <text:p text:style-name="P41">讓 水銀 自然而然、理所當然 震出 質子，變成 黃金。</text:p>
                        </text:list-item>
                      </text:list>
                    </text:list-item>
                  </text:list>
                </text:list-item>
                <text:list-item>
                  <text:p text:style-name="P44">明顯例子，改變 外在環境 <text:span text:style-name="T22">↔</text:span><text:span text:style-name="T20">（莊子 認定的）神人 變。</text:span></text:p>
                  <text:list>
                    <text:list-item>
                      <text:p text:style-name="P47">（<text:span text:style-name="T20">神人 的 描述在 </text:span><text:span text:style-name="T15">哲學 (莊子)</text:span><text:span text:style-name="T20"> 文件群的 </text:span><text:span text:style-name="T15">神人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賢者之石"/>賢者之石<text:bookmark-end text:name="賢者之石"/></text:p>
          <text:list>
            <text:list-item>
              <text:p text:style-name="P35">賢者之石 是 銅。</text:p>
            </text:list-item>
          </text:list>
        </text:list-item>
        <text:list-item>
          <text:p text:style-name="P35"><text:bookmark-start text:name="煉金術的本質"/>煉金術的本質<text:bookmark-end text:name="煉金術的本質"/></text:p>
          <text:list>
            <text:list-item>
              <text:p text:style-name="P35">化學。</text:p>
            </text:list-item>
            <text:list-item>
              <text:p text:style-name="P35">生物學、遺傳學。</text:p>
            </text:list-item>
            <text:list-item>
              <text:p text:style-name="P35">玄學、神祕學。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30:04.674000000</dc:date>
    <meta:editing-duration>P12DT1H53M7S</meta:editing-duration>
    <meta:editing-cycles>8928</meta:editing-cycles>
    <meta:document-statistic meta:table-count="0" meta:image-count="0" meta:object-count="0" meta:page-count="1" meta:paragraph-count="71" meta:word-count="1425" meta:character-count="2699" meta:non-whitespace-character-count="2297"/>
  </office:meta>
</office:document-meta>
</file>